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1483F0000844200004A6AFB85C6A6.svg" manifest:media-type="image/svg+xml"/>
  <manifest:file-entry manifest:full-path="Pictures/1000C4040000844200004A6AC41BFA7B.svg" manifest:media-type="image/svg+xml"/>
  <manifest:file-entry manifest:full-path="Pictures/10000001000003AF00000212A4F574B5.png" manifest:media-type="image/png"/>
  <manifest:file-entry manifest:full-path="Pictures/10000001000003AF0000021234AB5343.png" manifest:media-type="image/png"/>
  <manifest:file-entry manifest:full-path="Pictures/100140FD00006D5900005210432E18AA.svg" manifest:media-type="image/svg+xml"/>
  <manifest:file-entry manifest:full-path="Pictures/10000001000003300000026569B875A4.png" manifest:media-type="image/png"/>
  <manifest:file-entry manifest:full-path="Pictures/10000001000003300000026540D3D6D9.png" manifest:media-type="image/png"/>
  <manifest:file-entry manifest:full-path="Pictures/1000B19E00006D5900005210C7B17D62.svg" manifest:media-type="image/svg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0.101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3.6cm" svg:x="1.4cm" svg:y="2.25cm" presentation:class="title">
          <draw:text-box>
            <text:p>Anwendung des binären Suchbaums [BST]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/>
            <text:p/>
            <text:p/>
            <text:p/>
            <text:p><text:span text:style-name="T1">Von Ben, Milan und Benjami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2cm" svg:height="2.63cm" svg:x="1.4cm" svg:y="0.627cm" presentation:class="title" presentation:user-transformed="true">
          <draw:text-box>
            <text:p text:style-name="P2"><text:span text:style-name="T2">Szenario</text:span></text:p>
          </draw:text-box>
        </draw:frame>
        <draw:frame presentation:style-name="pr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Fahrzeugverwaltung</text:p>
                <text:list>
                  <text:list-item>
                    <text:p>Auto mit 4 Attributen</text:p>
                  </text:list-item>
                  <text:list-item>
                    <text:p>Kennzeichen (String), Haltername (String), Baujahr (Int) und Elektrofahrzeug oder nicht (Boolean) </text:p>
                  </text:list-item>
                  <text:list-item>
                    <text:p>Fahrzeuge erstellen und einfügen (sortiert), durchsuchen und löschen</text:p>
                    <text:p>&amp; sortierte Augab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2cm" svg:height="2.63cm" svg:x="1.4cm" svg:y="0.627cm" presentation:class="title">
          <draw:text-box>
            <text:p text:style-name="P2"><text:span text:style-name="T2">Aktueller Stand</text:span></text:p>
          </draw:text-box>
        </draw:frame>
        <draw:frame presentation:style-name="pr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Kennzeichen als eindeutiges Sortierkriterium</text:p>
                <text:list>
                  <text:list-item>
                    <text:p>Haltername, Baujahr und Boolische Abfrage auf Art der Motorisierung</text:p>
                  </text:list-item>
                </text:list>
              </text:list-item>
            </text:list>
            <text:list text:style-name="L3">
              <text:list-item>
                <text:p>Umsetzung des Lösche- und Suchemethode</text:p>
              </text:list-item>
            </text:list>
            <text:list text:style-name="L4">
              <text:list-item>
                <text:list>
                  <text:list-item>
                    <text:p>Eingefügte Fahrzeuge bzw. deren Kennzeichen in eine eigene Liste und diese wird mit einer for-Schleife durchlaufen und die angegebenen Fahrzeuge mittels Kennzeichen gesucht und gelöscht</text:p>
                  </text:list-item>
                  <text:list-item>
                    <text:p>Inorder Travers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2" draw:layer="layout" svg:width="25.2cm" svg:height="2.63cm" svg:x="1.4cm" svg:y="0.627cm" presentation:class="title">
          <draw:text-box>
            <text:p text:style-name="P2"><text:span text:style-name="T2">Aufgetretene Schwierigkeiten</text:span>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Suchen/Löschen mehrere Fahrzeuge → durch individuelle Liste mit zu suchenden/löschenden Fahrzeugen gelöst</text:p>
              </text:list-item>
              <text:list-item>
                <text:p>In diesen Methoden nur ein Attribute abzufrag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5.2cm" svg:height="2.63cm" svg:x="1.4cm" svg:y="0.627cm" presentation:class="title">
          <draw:text-box>
            <text:p text:style-name="P2"><text:span text:style-name="T2">Planungen</text:span></text:p>
          </draw:text-box>
        </draw:frame>
        <draw:frame presentation:style-name="pr7" draw:layer="layout" svg:width="25.2cm" svg:height="11.315cm" svg:x="1.4cm" svg:y="3.685cm" presentation:class="outline" presentation:user-transformed="true">
          <draw:text-box>
            <text:list text:style-name="L2">
              <text:list-item>
                <text:p>Testen anderer Traversierungen</text:p>
              </text:list-item>
              <text:list-item>
                <text:p>Mehr Attribute</text:p>
                <text:list>
                  <text:list-item>
                    <text:p>Nach denen evtl. sortieren, sollte man ein Attribute nicht anfordern können</text:p>
                    <text:list>
                      <text:list-item>
                        <text:p>Bsp: Leistung (PS), Fahrzeugart (Auto, Lkw, Motorrad)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Visualisierung</text:p>
              </text:list-item>
              <text:list-item>
                <text:p>Fahrzeuge filtern können, nach den Attributen, ggf. auch mehreren 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4F574B5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page-number>&lt;Foliennummer&gt;</text:page-number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34AB5343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page-number>&lt;Foliennummer&gt;</text:page-number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9B875A4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page-number>&lt;Foliennummer&gt;</text:page-number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40D3D6D9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page-number>&lt;Foliennummer&gt;</text:page-number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1T14:02:42.816979400</meta:creation-date>
    <meta:generator>LibreOffice/25.8.5.2$Windows_X86_64 LibreOffice_project/9c8b85f387cc00a89945a79c9e6239f32e450ac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7M41S</meta:editing-duration>
    <meta:editing-cycles>3</meta:editing-cycles>
    <dc:date>2026-03-11T14:31:39.603030800</dc:date>
    <meta:document-statistic meta:object-count="78"/>
  </office:meta>
</office:document-meta>
</file>